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Generato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Loader.getLastModified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mplateLoader.getResourceStream(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mplateLoader.init( ExtendedProperties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lateLoader.isSourceModified(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Introspector.getIterator( Object obj , Info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locityGenerator.getKey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Method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Generator.genera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criptab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edContext.internalGet( String ke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riptableIterator.ScriptableIterator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locityGenerator.put( String key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Method.JSMethod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locityGenerator.setup( SourceResolver resolver , Map objectModel , String src , Parameters param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">
            <text:p text:style-name="Table_20_Contents">1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JSPropertyS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G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Set.JSPropertyS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PropertyGet( Object obj , String identifier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Method.invoke( Object thisArg , Object [ ]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riptab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Method( Object obj , String methodName , Object [ ] args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locityGenerator.init( RuntimeServices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locityGenerator.logVelocityMessage( int level , String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tiveArray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tive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NativeArrayIterator( NativeArray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invoke( Object thisArg , Object r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PropertyGet.invoke( Object thisAr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ainedContext.ChainedContext( org . apache . velocity . context . Context ctx , Request request , Response response , org . apache . cocoon . environment . Context application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locityGenerator.containsKey(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riptable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locityGenerator.configure( Configuration 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JSIntrospector.getPropertySet( Object obj , String identifier , Object arg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locityGenerato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PropertyGet.JSPropertyG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Loader.resolveSource( String 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PropertyG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Generator.get( String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elocityGenerato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